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5.47687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6.85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/>
          <table:table-cell table:style-name="ce2"/>
          <table:table-cell office:value-type="string" table:style-name="ce2">
            <text:p>Nombre de sommets</text:p>
          </table:table-cell>
          <table:table-cell office:value-type="string" table:style-name="ce2">
            <text:p>Nombre d'arêtes</text:p>
          </table:table-cell>
          <table:table-cell office:value-type="string" table:style-name="ce2">
            <text:p>Nb de composantes connexes</text:p>
          </table:table-cell>
          <table:table-cell office:value-type="string" table:style-name="ce2">
            <text:p>Nombre de mots sans voisin</text:p>
          </table:table-cell>
          <table:table-cell office:value-type="string" table:style-name="ce2">
            <text:p>Degré Max du Graphe</text:p>
          </table:table-cell>
          <table:table-cell office:value-type="string" table:style-name="ce2">
            <text:p>Diamètre du graphe</text:p>
          </table:table-cell>
          <table:table-cell office:value-type="string" table:style-name="ce2">
            <text:p>Nb de Composantes connexes de 2 mots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0</text:p>
          </table:table-cell>
          <table:table-cell office:value-type="float" office:value="2564" table:style-name="ce2">
            <text:p>2564</text:p>
          </table:table-cell>
          <table:table-cell office:value-type="float" office:value="10965" table:style-name="ce2">
            <text:p>10965</text:p>
          </table:table-cell>
          <table:table-cell office:value-type="float" office:value="115" table:style-name="ce2">
            <text:p>115</text:p>
          </table:table-cell>
          <table:table-cell office:value-type="float" office:value="98" table:style-name="ce2">
            <text:p>98</text:p>
          </table:table-cell>
          <table:table-cell office:value-type="float" office:value="30" table:style-name="ce2">
            <text:p>30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</text:p>
          </table:table-cell>
          <table:table-cell office:value-type="float" office:value="7823" table:style-name="ce2">
            <text:p>7823</text:p>
          </table:table-cell>
          <table:table-cell office:value-type="float" office:value="24981" table:style-name="ce2">
            <text:p>24981</text:p>
          </table:table-cell>
          <table:table-cell office:value-type="float" office:value="728" table:style-name="ce2">
            <text:p>728</text:p>
          </table:table-cell>
          <table:table-cell office:value-type="float" office:value="616" table:style-name="ce2">
            <text:p>616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2">
            <text:p>27</text:p>
          </table:table-cell>
          <table:table-cell office:value-type="float" office:value="78" table:style-name="ce2">
            <text:p>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2</text:p>
          </table:table-cell>
          <table:table-cell office:value-type="float" office:value="17681" table:style-name="ce2">
            <text:p>17681</text:p>
          </table:table-cell>
          <table:table-cell office:value-type="float" office:value="41463" table:style-name="ce2">
            <text:p>41463</text:p>
          </table:table-cell>
          <table:table-cell office:value-type="float" office:value="2605" table:style-name="ce2">
            <text:p>2605</text:p>
          </table:table-cell>
          <table:table-cell office:value-type="float" office:value="1984" table:style-name="ce2">
            <text:p>1984</text:p>
          </table:table-cell>
          <table:table-cell office:value-type="float" office:value="28" table:style-name="ce2">
            <text:p>28</text:p>
          </table:table-cell>
          <table:table-cell office:value-type="float" office:value="49" table:style-name="ce2">
            <text:p>49</text:p>
          </table:table-cell>
          <table:table-cell office:value-type="float" office:value="373" table:style-name="ce2">
            <text:p>37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3</text:p>
          </table:table-cell>
          <table:table-cell office:value-type="float" office:value="31674" table:style-name="ce2">
            <text:p>31674</text:p>
          </table:table-cell>
          <table:table-cell office:value-type="float" office:value="54945" table:style-name="ce2">
            <text:p>54945</text:p>
          </table:table-cell>
          <table:table-cell office:value-type="float" office:value="6853" table:style-name="ce2">
            <text:p>6853</text:p>
          </table:table-cell>
          <table:table-cell office:value-type="float" office:value="4802" table:style-name="ce2">
            <text:p>4802</text:p>
          </table:table-cell>
          <table:table-cell office:value-type="float" office:value="22" table:style-name="ce2">
            <text:p>22</text:p>
          </table:table-cell>
          <table:table-cell office:value-type="float" office:value="47" table:style-name="ce2">
            <text:p>47</text:p>
          </table:table-cell>
          <table:table-cell office:value-type="float" office:value="1135" table:style-name="ce2">
            <text:p>113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4</text:p>
          </table:table-cell>
          <table:table-cell office:value-type="float" office:value="47159" table:style-name="ce2">
            <text:p>47159</text:p>
          </table:table-cell>
          <table:table-cell office:value-type="float" office:value="62734" table:style-name="ce2">
            <text:p>62734</text:p>
          </table:table-cell>
          <table:table-cell office:value-type="float" office:value="14121" table:style-name="ce2">
            <text:p>14121</text:p>
          </table:table-cell>
          <table:table-cell office:value-type="float" office:value="9465" table:style-name="ce2">
            <text:p>9465</text:p>
          </table:table-cell>
          <table:table-cell office:value-type="float" office:value="20" table:style-name="ce2">
            <text:p>20</text:p>
          </table:table-cell>
          <table:table-cell office:value-type="float" office:value="58" table:style-name="ce2">
            <text:p>58</text:p>
          </table:table-cell>
          <table:table-cell office:value-type="float" office:value="2358" table:style-name="ce2">
            <text:p>235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5</text:p>
          </table:table-cell>
          <table:table-cell office:value-type="float" office:value="58433" table:style-name="ce2">
            <text:p>58433</text:p>
          </table:table-cell>
          <table:table-cell office:value-type="float" office:value="59473" table:style-name="ce2">
            <text:p>59473</text:p>
          </table:table-cell>
          <table:table-cell office:value-type="float" office:value="22958" table:style-name="ce2">
            <text:p>22958</text:p>
          </table:table-cell>
          <table:table-cell office:value-type="float" office:value="15351" table:style-name="ce2">
            <text:p>15351</text:p>
          </table:table-cell>
          <table:table-cell office:value-type="float" office:value="18" table:style-name="ce2">
            <text:p>18</text:p>
          </table:table-cell>
          <table:table-cell office:value-type="float" office:value="61" table:style-name="ce2">
            <text:p>61</text:p>
          </table:table-cell>
          <table:table-cell office:value-type="float" office:value="3798" table:style-name="ce2">
            <text:p>379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6</text:p>
          </table:table-cell>
          <table:table-cell office:value-type="float" office:value="61587" table:style-name="ce2">
            <text:p>61587</text:p>
          </table:table-cell>
          <table:table-cell office:value-type="float" office:value="47704" table:style-name="ce2">
            <text:p>47704</text:p>
          </table:table-cell>
          <table:table-cell office:value-type="float" office:value="29471" table:style-name="ce2">
            <text:p>29471</text:p>
          </table:table-cell>
          <table:table-cell office:value-type="float" office:value="19803" table:style-name="ce2">
            <text:p>19803</text:p>
          </table:table-cell>
          <table:table-cell office:value-type="float" office:value="17" table:style-name="ce2">
            <text:p>17</text:p>
          </table:table-cell>
          <table:table-cell office:value-type="float" office:value="40" table:style-name="ce2">
            <text:p>40</text:p>
          </table:table-cell>
          <table:table-cell office:value-type="float" office:value="5146" table:style-name="ce2">
            <text:p>514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7</text:p>
          </table:table-cell>
          <table:table-cell office:value-type="float" office:value="56463" table:style-name="ce2">
            <text:p>56463</text:p>
          </table:table-cell>
          <table:table-cell office:value-type="float" office:value="33154" table:style-name="ce2">
            <text:p>33154</text:p>
          </table:table-cell>
          <table:table-cell office:value-type="float" office:value="31454" table:style-name="ce2">
            <text:p>31454</text:p>
          </table:table-cell>
          <table:table-cell office:value-type="float" office:value="21570" table:style-name="ce2">
            <text:p>2157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5663" table:style-name="ce2">
            <text:p>566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8</text:p>
          </table:table-cell>
          <table:table-cell office:value-type="float" office:value="45329" table:style-name="ce2">
            <text:p>45329</text:p>
          </table:table-cell>
          <table:table-cell office:value-type="float" office:value="20711" table:style-name="ce2">
            <text:p>20711</text:p>
          </table:table-cell>
          <table:table-cell office:value-type="float" office:value="28444" table:style-name="ce2">
            <text:p>28444</text:p>
          </table:table-cell>
          <table:table-cell office:value-type="float" office:value="20423" table:style-name="ce2">
            <text:p>20423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4811" table:style-name="ce2">
            <text:p>48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9</text:p>
          </table:table-cell>
          <table:table-cell office:value-type="float" office:value="32127" table:style-name="ce2">
            <text:p>32127</text:p>
          </table:table-cell>
          <table:table-cell office:value-type="float" office:value="10738" table:style-name="ce2">
            <text:p>10738</text:p>
          </table:table-cell>
          <table:table-cell office:value-type="float" office:value="22681" table:style-name="ce2">
            <text:p>22681</text:p>
          </table:table-cell>
          <table:table-cell office:value-type="float" office:value="17374" table:style-name="ce2">
            <text:p>17374</text:p>
          </table:table-cell>
          <table:table-cell office:value-type="float" office:value="8" table:style-name="ce2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3359" table:style-name="ce2">
            <text:p>335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0</text:p>
          </table:table-cell>
          <table:table-cell office:value-type="float" office:value="20358" table:style-name="ce2">
            <text:p>20358</text:p>
          </table:table-cell>
          <table:table-cell office:value-type="float" office:value="5278" table:style-name="ce2">
            <text:p>5278</text:p>
          </table:table-cell>
          <table:table-cell office:value-type="float" office:value="15583" table:style-name="ce2">
            <text:p>15583</text:p>
          </table:table-cell>
          <table:table-cell office:value-type="float" office:value="12631" table:style-name="ce2">
            <text:p>12631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951" table:style-name="ce2">
            <text:p>195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1</text:p>
          </table:table-cell>
          <table:table-cell office:value-type="float" office:value="11771" table:style-name="ce2">
            <text:p>11771</text:p>
          </table:table-cell>
          <table:table-cell office:value-type="float" office:value="2520" table:style-name="ce2">
            <text:p>2520</text:p>
          </table:table-cell>
          <table:table-cell office:value-type="float" office:value="9447" table:style-name="ce2">
            <text:p>9447</text:p>
          </table:table-cell>
          <table:table-cell office:value-type="float" office:value="7926" table:style-name="ce2">
            <text:p>7926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028" table:style-name="ce2">
            <text:p>102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2</text:p>
          </table:table-cell>
          <table:table-cell office:value-type="float" office:value="5527" table:style-name="ce2">
            <text:p>5527</text:p>
          </table:table-cell>
          <table:table-cell office:value-type="float" office:value="1015" table:style-name="ce2">
            <text:p>1015</text:p>
          </table:table-cell>
          <table:table-cell office:value-type="float" office:value="4579" table:style-name="ce2">
            <text:p>4579</text:p>
          </table:table-cell>
          <table:table-cell office:value-type="float" office:value="3924" table:style-name="ce2">
            <text:p>392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62" table:style-name="ce2">
            <text:p>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3</text:p>
          </table:table-cell>
          <table:table-cell office:value-type="float" office:value="2098" table:style-name="ce2">
            <text:p>2098</text:p>
          </table:table-cell>
          <table:table-cell office:value-type="float" office:value="349" table:style-name="ce2">
            <text:p>349</text:p>
          </table:table-cell>
          <table:table-cell office:value-type="float" office:value="1756" table:style-name="ce2">
            <text:p>1756</text:p>
          </table:table-cell>
          <table:table-cell office:value-type="float" office:value="1511" table:style-name="ce2">
            <text:p>151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66" table:style-name="ce2">
            <text:p>16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raphe 14</text:p>
          </table:table-cell>
          <table:table-cell office:value-type="float" office:value="812" table:style-name="ce2">
            <text:p>812</text:p>
          </table:table-cell>
          <table:table-cell office:value-type="float" office:value="130" table:style-name="ce2">
            <text:p>130</text:p>
          </table:table-cell>
          <table:table-cell office:value-type="float" office:value="688" table:style-name="ce2">
            <text:p>688</text:p>
          </table:table-cell>
          <table:table-cell office:value-type="float" office:value="599" table:style-name="ce2">
            <text:p>59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2" table:style-name="ce2">
            <text:p>62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Graphe 0</text:p>
          </table:table-cell>
          <table:table-cell table:number-columns-repeated="3" table:style-name="ce1"/>
          <table:table-cell office:value-type="string" table:style-name="ce1">
            <text:p>Graphe 1</text:p>
          </table:table-cell>
          <table:table-cell table:style-name="ce1"/>
          <table:table-cell office:value-type="string" table:style-name="ce1">
            <text:p>Graphe 2</text:p>
          </table:table-cell>
          <table:table-cell table:style-name="ce1"/>
          <table:table-cell office:value-type="string" table:style-name="ce1">
            <text:p>Graphe 3</text:p>
          </table:table-cell>
          <table:table-cell table:number-columns-repeated="3" table:style-name="ce1"/>
          <table:table-cell office:value-type="string" table:style-name="ce1">
            <text:p>Graphe 4</text:p>
          </table:table-cell>
          <table:table-cell table:number-columns-repeated="3" table:style-name="ce1"/>
          <table:table-cell office:value-type="string" table:style-name="ce1">
            <text:p>Graphe 5</text:p>
          </table:table-cell>
          <table:table-cell table:number-columns-repeated="3" table:style-name="ce1"/>
          <table:table-cell office:value-type="string" table:style-name="ce1">
            <text:p>Graphe 6</text:p>
          </table:table-cell>
          <table:table-cell table:number-columns-repeated="3" table:style-name="ce1"/>
          <table:table-cell office:value-type="string" table:style-name="ce1">
            <text:p>Graphe 7</text:p>
          </table:table-cell>
          <table:table-cell table:number-columns-repeated="3" table:style-name="ce1"/>
          <table:table-cell office:value-type="string" table:style-name="ce1">
            <text:p>Graphe 8</text:p>
          </table:table-cell>
          <table:table-cell table:number-columns-repeated="3" table:style-name="ce1"/>
          <table:table-cell office:value-type="string" table:style-name="ce1">
            <text:p>Graphe 9</text:p>
          </table:table-cell>
          <table:table-cell table:number-columns-repeated="3" table:style-name="ce1"/>
          <table:table-cell office:value-type="string" table:style-name="ce1">
            <text:p>Graphe 10</text:p>
          </table:table-cell>
          <table:table-cell table:number-columns-repeated="3" table:style-name="ce1"/>
          <table:table-cell office:value-type="string" table:style-name="ce1">
            <text:p>Graphe 11</text:p>
          </table:table-cell>
          <table:table-cell table:number-columns-repeated="3" table:style-name="ce1"/>
          <table:table-cell office:value-type="string" table:style-name="ce1">
            <text:p>Graphe 12</text:p>
          </table:table-cell>
          <table:table-cell table:number-columns-repeated="3" table:style-name="ce1"/>
          <table:table-cell office:value-type="string" table:style-name="ce1">
            <text:p>Graphe 13</text:p>
          </table:table-cell>
          <table:table-cell table:number-columns-repeated="3" table:style-name="ce1"/>
          <table:table-cell office:value-type="string" table:style-name="ce1">
            <text:p>Graphe 14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1 voisins est : 143</text:p>
          </table:table-cell>
          <table:table-cell table:number-columns-repeated="3" table:style-name="ce1"/>
          <table:table-cell office:value-type="string" table:style-name="ce1">
            <text:p>Le nombre de sommets avec k = 1 voisins est : 628</text:p>
          </table:table-cell>
          <table:table-cell table:style-name="ce1"/>
          <table:table-cell office:value-type="string" table:style-name="ce1">
            <text:p>Le nombre de sommets avec k = 1 voisins est : 2112</text:p>
          </table:table-cell>
          <table:table-cell table:style-name="ce1"/>
          <table:table-cell office:value-type="string" table:style-name="ce1">
            <text:p>Le nombre de sommets avec k = 1 voisins est : 4715</text:p>
          </table:table-cell>
          <table:table-cell table:number-columns-repeated="3" table:style-name="ce1"/>
          <table:table-cell office:value-type="string" table:style-name="ce1">
            <text:p>Le nombre de sommets avec k = 1 voisins est : 8588</text:p>
          </table:table-cell>
          <table:table-cell table:number-columns-repeated="3" table:style-name="ce1"/>
          <table:table-cell office:value-type="string" table:style-name="ce1">
            <text:p>Le nombre de sommets avec k = 1 voisins est : 12835</text:p>
          </table:table-cell>
          <table:table-cell table:number-columns-repeated="3" table:style-name="ce1"/>
          <table:table-cell office:value-type="string" table:style-name="ce1">
            <text:p>Le nombre de sommets avec k = 1 voisins est : 16265</text:p>
          </table:table-cell>
          <table:table-cell table:number-columns-repeated="3" table:style-name="ce1"/>
          <table:table-cell office:value-type="string" table:style-name="ce1">
            <text:p>Le nombre de sommets avec k = 1 voisins est : 17277</text:p>
          </table:table-cell>
          <table:table-cell table:number-columns-repeated="3" table:style-name="ce1"/>
          <table:table-cell office:value-type="string" table:style-name="ce1">
            <text:p>Le nombre de sommets avec k = 1 voisins est : 14401</text:p>
          </table:table-cell>
          <table:table-cell table:number-columns-repeated="3" table:style-name="ce1"/>
          <table:table-cell office:value-type="string" table:style-name="ce1">
            <text:p>Le nombre de sommets avec k = 1 voisins est : 9838</text:p>
          </table:table-cell>
          <table:table-cell table:number-columns-repeated="3" table:style-name="ce1"/>
          <table:table-cell office:value-type="string" table:style-name="ce1">
            <text:p>Le nombre de sommets avec k = 1 voisins est : 5505</text:p>
          </table:table-cell>
          <table:table-cell table:number-columns-repeated="3" table:style-name="ce1"/>
          <table:table-cell office:value-type="string" table:style-name="ce1">
            <text:p>Le nombre de sommets avec k = 1 voisins est : 2879</text:p>
          </table:table-cell>
          <table:table-cell table:number-columns-repeated="3" table:style-name="ce1"/>
          <table:table-cell office:value-type="string" table:style-name="ce1">
            <text:p>Le degré maximal du graphe est : 5</text:p>
          </table:table-cell>
          <table:table-cell table:number-columns-repeated="3" table:style-name="ce1"/>
          <table:table-cell office:value-type="string" table:style-name="ce1">
            <text:p>Le nombre de sommets avec k = 1 voisins est : 478</text:p>
          </table:table-cell>
          <table:table-cell table:number-columns-repeated="3" table:style-name="ce1"/>
          <table:table-cell office:value-type="string" table:style-name="ce1">
            <text:p>Le nombre de sommets avec k = 1 voisins est : 170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2 voisins est : 148</text:p>
          </table:table-cell>
          <table:table-cell table:number-columns-repeated="3" table:style-name="ce1"/>
          <table:table-cell office:value-type="string" table:style-name="ce1">
            <text:p>Le nombre de sommets avec k = 2 voisins est : 757</text:p>
          </table:table-cell>
          <table:table-cell table:style-name="ce1"/>
          <table:table-cell office:value-type="string" table:style-name="ce1">
            <text:p>Le nombre de sommets avec k = 2 voisins est : 2127</text:p>
          </table:table-cell>
          <table:table-cell table:style-name="ce1"/>
          <table:table-cell office:value-type="string" table:style-name="ce1">
            <text:p>Le nombre de sommets avec k = 2 voisins est : 4356</text:p>
          </table:table-cell>
          <table:table-cell table:number-columns-repeated="3" table:style-name="ce1"/>
          <table:table-cell office:value-type="string" table:style-name="ce1">
            <text:p>Le nombre de sommets avec k = 2 voisins est : 7710</text:p>
          </table:table-cell>
          <table:table-cell table:number-columns-repeated="3" table:style-name="ce1"/>
          <table:table-cell office:value-type="string" table:style-name="ce1">
            <text:p>Le nombre de sommets avec k = 2 voisins est : 10730</text:p>
          </table:table-cell>
          <table:table-cell table:number-columns-repeated="3" table:style-name="ce1"/>
          <table:table-cell office:value-type="string" table:style-name="ce1">
            <text:p>Le nombre de sommets avec k = 2 voisins est : 11580</text:p>
          </table:table-cell>
          <table:table-cell table:number-columns-repeated="3" table:style-name="ce1"/>
          <table:table-cell office:value-type="string" table:style-name="ce1">
            <text:p>Le nombre de sommets avec k = 2 voisins est : 9694</text:p>
          </table:table-cell>
          <table:table-cell table:number-columns-repeated="3" table:style-name="ce1"/>
          <table:table-cell office:value-type="string" table:style-name="ce1">
            <text:p>Le nombre de sommets avec k = 2 voisins est : 6570</text:p>
          </table:table-cell>
          <table:table-cell table:number-columns-repeated="3" table:style-name="ce1"/>
          <table:table-cell office:value-type="string" table:style-name="ce1">
            <text:p>Le nombre de sommets avec k = 2 voisins est : 3545</text:p>
          </table:table-cell>
          <table:table-cell table:number-columns-repeated="3" table:style-name="ce1"/>
          <table:table-cell office:value-type="string" table:style-name="ce1">
            <text:p>Le nombre de sommets avec k = 2 voisins est : 1741</text:p>
          </table:table-cell>
          <table:table-cell table:number-columns-repeated="3" table:style-name="ce1"/>
          <table:table-cell office:value-type="string" table:style-name="ce1">
            <text:p>Le nombre de sommets avec k = 2 voisins est : 793</text:p>
          </table:table-cell>
          <table:table-cell table:number-columns-repeated="3" table:style-name="ce1"/>
          <table:table-cell office:value-type="string" table:style-name="ce1">
            <text:p>Le nombre de sommets avec k = 1 voisins est : 1256</text:p>
          </table:table-cell>
          <table:table-cell table:number-columns-repeated="3" table:style-name="ce1"/>
          <table:table-cell office:value-type="string" table:style-name="ce1">
            <text:p>Le nombre de sommets avec k = 2 voisins est : 107</text:p>
          </table:table-cell>
          <table:table-cell table:number-columns-repeated="3" table:style-name="ce1"/>
          <table:table-cell office:value-type="string" table:style-name="ce1">
            <text:p>Le nombre de sommets avec k = 2 voisins est : 39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3 voisins est : 176</text:p>
          </table:table-cell>
          <table:table-cell table:number-columns-repeated="3" table:style-name="ce1"/>
          <table:table-cell office:value-type="string" table:style-name="ce1">
            <text:p>Le nombre de sommets avec k = 3 voisins est : 707</text:p>
          </table:table-cell>
          <table:table-cell table:style-name="ce1"/>
          <table:table-cell office:value-type="string" table:style-name="ce1">
            <text:p>Le nombre de sommets avec k = 3 voisins est : 1952</text:p>
          </table:table-cell>
          <table:table-cell table:style-name="ce1"/>
          <table:table-cell office:value-type="string" table:style-name="ce1">
            <text:p>Le nombre de sommets avec k = 3 voisins est : 4565</text:p>
          </table:table-cell>
          <table:table-cell table:number-columns-repeated="3" table:style-name="ce1"/>
          <table:table-cell office:value-type="string" table:style-name="ce1">
            <text:p>Le nombre de sommets avec k = 3 voisins est : 7787</text:p>
          </table:table-cell>
          <table:table-cell table:number-columns-repeated="3" table:style-name="ce1"/>
          <table:table-cell office:value-type="string" table:style-name="ce1">
            <text:p>Le nombre de sommets avec k = 3 voisins est : 8767</text:p>
          </table:table-cell>
          <table:table-cell table:number-columns-repeated="3" table:style-name="ce1"/>
          <table:table-cell office:value-type="string" table:style-name="ce1">
            <text:p>Le nombre de sommets avec k = 3 voisins est : 7432</text:p>
          </table:table-cell>
          <table:table-cell table:number-columns-repeated="3" table:style-name="ce1"/>
          <table:table-cell office:value-type="string" table:style-name="ce1">
            <text:p>Le nombre de sommets avec k = 3 voisins est : 4790</text:p>
          </table:table-cell>
          <table:table-cell table:number-columns-repeated="3" table:style-name="ce1"/>
          <table:table-cell office:value-type="string" table:style-name="ce1">
            <text:p>Le nombre de sommets avec k = 3 voisins est : 2618</text:p>
          </table:table-cell>
          <table:table-cell table:number-columns-repeated="3" table:style-name="ce1"/>
          <table:table-cell office:value-type="string" table:style-name="ce1">
            <text:p>Le nombre de sommets avec k = 3 voisins est : 1026</text:p>
          </table:table-cell>
          <table:table-cell table:number-columns-repeated="3" table:style-name="ce1"/>
          <table:table-cell office:value-type="string" table:style-name="ce1">
            <text:p>Le nombre de sommets avec k = 3 voisins est : 372</text:p>
          </table:table-cell>
          <table:table-cell table:number-columns-repeated="3" table:style-name="ce1"/>
          <table:table-cell office:value-type="string" table:style-name="ce1">
            <text:p>Le nombre de sommets avec k = 3 voisins est : 131</text:p>
          </table:table-cell>
          <table:table-cell table:number-columns-repeated="3" table:style-name="ce1"/>
          <table:table-cell office:value-type="string" table:style-name="ce1">
            <text:p>Le nombre de sommets avec k = 2 voisins est : 279</text:p>
          </table:table-cell>
          <table:table-cell table:number-columns-repeated="3" table:style-name="ce1"/>
          <table:table-cell office:value-type="string" table:style-name="ce1">
            <text:p>Le nombre de sommets avec k = 3 voisins est : 2</text:p>
          </table:table-cell>
          <table:table-cell table:number-columns-repeated="3" table:style-name="ce1"/>
          <table:table-cell office:value-type="string" table:style-name="ce1">
            <text:p>Le nombre de sommets avec k = 3 voisins est : 4</text:p>
          </table:table-cell>
          <table:table-cell table:number-columns-repeated="16330"/>
        </table:table-row>
        <table:table-row table:style-name="ro1">
          <table:table-cell/>
          <table:table-cell office:value-type="string" table:style-name="ce1">
            <text:p>Le nombre de sommets avec k = 4 voisins est : 177</text:p>
          </table:table-cell>
          <table:table-cell table:number-columns-repeated="3" table:style-name="ce1"/>
          <table:table-cell office:value-type="string" table:style-name="ce1">
            <text:p>Le nombre de sommets avec k = 4 voisins est : 657</text:p>
          </table:table-cell>
          <table:table-cell table:style-name="ce1"/>
          <table:table-cell office:value-type="string" table:style-name="ce1">
            <text:p>Le nombre de sommets avec k = 4 voisins est : 1795</text:p>
          </table:table-cell>
          <table:table-cell table:style-name="ce1"/>
          <table:table-cell office:value-type="string" table:style-name="ce1">
            <text:p>Le nombre de sommets avec k = 4 voisins est : 3784</text:p>
          </table:table-cell>
          <table:table-cell table:number-columns-repeated="3" table:style-name="ce1"/>
          <table:table-cell office:value-type="string" table:style-name="ce1">
            <text:p>Le nombre de sommets avec k = 4 voisins est : 5118</text:p>
          </table:table-cell>
          <table:table-cell table:number-columns-repeated="3" table:style-name="ce1"/>
          <table:table-cell office:value-type="string" table:style-name="ce1">
            <text:p>Le nombre de sommets avec k = 4 voisins est : 4629</text:p>
          </table:table-cell>
          <table:table-cell table:number-columns-repeated="3" table:style-name="ce1"/>
          <table:table-cell office:value-type="string" table:style-name="ce1">
            <text:p>Le nombre de sommets avec k = 4 voisins est : 3235</text:p>
          </table:table-cell>
          <table:table-cell table:number-columns-repeated="3" table:style-name="ce1"/>
          <table:table-cell office:value-type="string" table:style-name="ce1">
            <text:p>Le nombre de sommets avec k = 4 voisins est : 1755</text:p>
          </table:table-cell>
          <table:table-cell table:number-columns-repeated="3" table:style-name="ce1"/>
          <table:table-cell office:value-type="string" table:style-name="ce1">
            <text:p>Le nombre de sommets avec k = 4 voisins est : 834</text:p>
          </table:table-cell>
          <table:table-cell table:number-columns-repeated="3" table:style-name="ce1"/>
          <table:table-cell office:value-type="string" table:style-name="ce1">
            <text:p>Le nombre de sommets avec k = 4 voisins est : 264</text:p>
          </table:table-cell>
          <table:table-cell table:number-columns-repeated="3" table:style-name="ce1"/>
          <table:table-cell office:value-type="string" table:style-name="ce1">
            <text:p>Le nombre de sommets avec k = 4 voisins est : 92</text:p>
          </table:table-cell>
          <table:table-cell table:number-columns-repeated="3" table:style-name="ce1"/>
          <table:table-cell office:value-type="string" table:style-name="ce1">
            <text:p>Le nombre de sommets avec k = 4 voisins est : 30</text:p>
          </table:table-cell>
          <table:table-cell table:number-columns-repeated="3" table:style-name="ce1"/>
          <table:table-cell office:value-type="string" table:style-name="ce1">
            <text:p>Le nombre de sommets avec k = 3 voisins est : 58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5 voisins est : 185</text:p>
          </table:table-cell>
          <table:table-cell table:number-columns-repeated="3" table:style-name="ce1"/>
          <table:table-cell office:value-type="string" table:style-name="ce1">
            <text:p>Le nombre de sommets avec k = 5 voisins est : 626</text:p>
          </table:table-cell>
          <table:table-cell table:style-name="ce1"/>
          <table:table-cell office:value-type="string" table:style-name="ce1">
            <text:p>Le nombre de sommets avec k = 5 voisins est : 1515</text:p>
          </table:table-cell>
          <table:table-cell table:style-name="ce1"/>
          <table:table-cell office:value-type="string" table:style-name="ce1">
            <text:p>Le nombre de sommets avec k = 5 voisins est : 2793</text:p>
          </table:table-cell>
          <table:table-cell table:number-columns-repeated="3" table:style-name="ce1"/>
          <table:table-cell office:value-type="string" table:style-name="ce1">
            <text:p>Le nombre de sommets avec k = 5 voisins est : 3120</text:p>
          </table:table-cell>
          <table:table-cell table:number-columns-repeated="3" table:style-name="ce1"/>
          <table:table-cell office:value-type="string" table:style-name="ce1">
            <text:p>Le nombre de sommets avec k = 5 voisins est : 2461</text:p>
          </table:table-cell>
          <table:table-cell table:number-columns-repeated="3" table:style-name="ce1"/>
          <table:table-cell office:value-type="string" table:style-name="ce1">
            <text:p>Le nombre de sommets avec k = 5 voisins est : 1378</text:p>
          </table:table-cell>
          <table:table-cell table:number-columns-repeated="3" table:style-name="ce1"/>
          <table:table-cell office:value-type="string" table:style-name="ce1">
            <text:p>Le nombre de sommets avec k = 5 voisins est : 709</text:p>
          </table:table-cell>
          <table:table-cell table:number-columns-repeated="3" table:style-name="ce1"/>
          <table:table-cell office:value-type="string" table:style-name="ce1">
            <text:p>Le nombre de sommets avec k = 5 voisins est : 314</text:p>
          </table:table-cell>
          <table:table-cell table:number-columns-repeated="3" table:style-name="ce1"/>
          <table:table-cell office:value-type="string" table:style-name="ce1">
            <text:p>Le nombre de sommets avec k = 5 voisins est : 70</text:p>
          </table:table-cell>
          <table:table-cell table:number-columns-repeated="3" table:style-name="ce1"/>
          <table:table-cell office:value-type="string" table:style-name="ce1">
            <text:p>Le nombre de sommets avec k = 5 voisins est : 17</text:p>
          </table:table-cell>
          <table:table-cell table:number-columns-repeated="3" table:style-name="ce1"/>
          <table:table-cell office:value-type="string" table:style-name="ce1">
            <text:p>Le nombre de sommets avec k = 5 voisins est : 10</text:p>
          </table:table-cell>
          <table:table-cell table:number-columns-repeated="3" table:style-name="ce1"/>
          <table:table-cell office:value-type="string" table:style-name="ce1">
            <text:p>Le nombre de sommets avec k = 4 voisins est : 8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6 voisins est : 177</text:p>
          </table:table-cell>
          <table:table-cell table:number-columns-repeated="3" table:style-name="ce1"/>
          <table:table-cell office:value-type="string" table:style-name="ce1">
            <text:p>Le nombre de sommets avec k = 6 voisins est : 577</text:p>
          </table:table-cell>
          <table:table-cell table:style-name="ce1"/>
          <table:table-cell office:value-type="string" table:style-name="ce1">
            <text:p>Le nombre de sommets avec k = 6 voisins est : 1309</text:p>
          </table:table-cell>
          <table:table-cell table:style-name="ce1"/>
          <table:table-cell office:value-type="string" table:style-name="ce1">
            <text:p>Le nombre de sommets avec k = 6 voisins est : 2025</text:p>
          </table:table-cell>
          <table:table-cell table:number-columns-repeated="3" table:style-name="ce1"/>
          <table:table-cell office:value-type="string" table:style-name="ce1">
            <text:p>Le nombre de sommets avec k = 6 voisins est : 1838</text:p>
          </table:table-cell>
          <table:table-cell table:number-columns-repeated="3" table:style-name="ce1"/>
          <table:table-cell office:value-type="string" table:style-name="ce1">
            <text:p>Le nombre de sommets avec k = 6 voisins est : 1387</text:p>
          </table:table-cell>
          <table:table-cell table:number-columns-repeated="3" table:style-name="ce1"/>
          <table:table-cell office:value-type="string" table:style-name="ce1">
            <text:p>Le nombre de sommets avec k = 6 voisins est : 779</text:p>
          </table:table-cell>
          <table:table-cell table:number-columns-repeated="3" table:style-name="ce1"/>
          <table:table-cell office:value-type="string" table:style-name="ce1">
            <text:p>Le nombre de sommets avec k = 6 voisins est : 325</text:p>
          </table:table-cell>
          <table:table-cell table:number-columns-repeated="3" table:style-name="ce1"/>
          <table:table-cell office:value-type="string" table:style-name="ce1">
            <text:p>Le nombre de sommets avec k = 6 voisins est : 105</text:p>
          </table:table-cell>
          <table:table-cell table:number-columns-repeated="3" table:style-name="ce1"/>
          <table:table-cell office:value-type="string" table:style-name="ce1">
            <text:p>Le nombre de sommets avec k = 6 voisins est : 7</text:p>
          </table:table-cell>
          <table:table-cell table:number-columns-repeated="7" table:style-name="ce1"/>
          <table:table-cell office:value-type="string" table:style-name="ce1">
            <text:p>Le nombre de sommets avec k = 6 voisins est : 2</text:p>
          </table:table-cell>
          <table:table-cell table:number-columns-repeated="3" table:style-name="ce1"/>
          <table:table-cell office:value-type="string" table:style-name="ce1">
            <text:p>Le nombre de sommets avec k = 5 voisins est : 2</text:p>
          </table:table-cell>
          <table:table-cell table:number-columns-repeated="16338" table:style-name="ce1"/>
        </table:table-row>
        <table:table-row table:style-name="ro1">
          <table:table-cell/>
          <table:table-cell office:value-type="string" table:style-name="ce1">
            <text:p>Le nombre de sommets avec k = 7 voisins est : 156</text:p>
          </table:table-cell>
          <table:table-cell table:number-columns-repeated="3" table:style-name="ce1"/>
          <table:table-cell office:value-type="string" table:style-name="ce1">
            <text:p>Le nombre de sommets avec k = 7 voisins est : 488</text:p>
          </table:table-cell>
          <table:table-cell table:style-name="ce1"/>
          <table:table-cell office:value-type="string" table:style-name="ce1">
            <text:p>Le nombre de sommets avec k = 7 voisins est : 1130</text:p>
          </table:table-cell>
          <table:table-cell table:style-name="ce1"/>
          <table:table-cell office:value-type="string" table:style-name="ce1">
            <text:p>Le nombre de sommets avec k = 7 voisins est : 1437</text:p>
          </table:table-cell>
          <table:table-cell table:number-columns-repeated="3" table:style-name="ce1"/>
          <table:table-cell office:value-type="string" table:style-name="ce1">
            <text:p>Le nombre de sommets avec k = 7 voisins est : 1220</text:p>
          </table:table-cell>
          <table:table-cell table:number-columns-repeated="3" table:style-name="ce1"/>
          <table:table-cell office:value-type="string" table:style-name="ce1">
            <text:p>Le nombre de sommets avec k = 7 voisins est : 880</text:p>
          </table:table-cell>
          <table:table-cell table:number-columns-repeated="3" table:style-name="ce1"/>
          <table:table-cell office:value-type="string" table:style-name="ce1">
            <text:p>Le nombre de sommets avec k = 7 voisins est : 492</text:p>
          </table:table-cell>
          <table:table-cell table:number-columns-repeated="3" table:style-name="ce1"/>
          <table:table-cell office:value-type="string" table:style-name="ce1">
            <text:p>Le nombre de sommets avec k = 7 voisins est : 172</text:p>
          </table:table-cell>
          <table:table-cell table:number-columns-repeated="3" table:style-name="ce1"/>
          <table:table-cell office:value-type="string" table:style-name="ce1">
            <text:p>Le nombre de sommets avec k = 7 voisins est : 30</text:p>
          </table:table-cell>
          <table:table-cell table:number-columns-repeated="3" table:style-name="ce1"/>
          <table:table-cell office:value-type="string" table:style-name="ce1">
            <text:p>Le nombre de sommets avec k = 7 voisins est : 2</text:p>
          </table:table-cell>
          <table:table-cell table:number-columns-repeated="16350" table:style-name="ce1"/>
        </table:table-row>
        <table:table-row table:style-name="ro1">
          <table:table-cell/>
          <table:table-cell office:value-type="string" table:style-name="ce1">
            <text:p>Le nombre de sommets avec k = 8 voisins est : 174</text:p>
          </table:table-cell>
          <table:table-cell table:number-columns-repeated="3" table:style-name="ce1"/>
          <table:table-cell office:value-type="string" table:style-name="ce1">
            <text:p>Le nombre de sommets avec k = 8 voisins est : 446</text:p>
          </table:table-cell>
          <table:table-cell table:style-name="ce1"/>
          <table:table-cell office:value-type="string" table:style-name="ce1">
            <text:p>Le nombre de sommets avec k = 8 voisins est : 872</text:p>
          </table:table-cell>
          <table:table-cell table:style-name="ce1"/>
          <table:table-cell office:value-type="string" table:style-name="ce1">
            <text:p>Le nombre de sommets avec k = 8 voisins est : 1008</text:p>
          </table:table-cell>
          <table:table-cell table:number-columns-repeated="3" table:style-name="ce1"/>
          <table:table-cell office:value-type="string" table:style-name="ce1">
            <text:p>Le nombre de sommets avec k = 8 voisins est : 824</text:p>
          </table:table-cell>
          <table:table-cell table:number-columns-repeated="3" table:style-name="ce1"/>
          <table:table-cell office:value-type="string" table:style-name="ce1">
            <text:p>Le nombre de sommets avec k = 8 voisins est : 554</text:p>
          </table:table-cell>
          <table:table-cell table:number-columns-repeated="3" table:style-name="ce1"/>
          <table:table-cell office:value-type="string" table:style-name="ce1">
            <text:p>Le nombre de sommets avec k = 8 voisins est : 257</text:p>
          </table:table-cell>
          <table:table-cell table:number-columns-repeated="3" table:style-name="ce1"/>
          <table:table-cell office:value-type="string" table:style-name="ce1">
            <text:p>Le nombre de sommets avec k = 8 voisins est : 81</text:p>
          </table:table-cell>
          <table:table-cell table:number-columns-repeated="3" table:style-name="ce1"/>
          <table:table-cell office:value-type="string" table:style-name="ce1">
            <text:p>Le nombre de sommets avec k = 8 voisins est : 25</text:p>
          </table:table-cell>
          <table:table-cell table:number-columns-repeated="3" table:style-name="ce1"/>
          <table:table-cell office:value-type="string" table:style-name="ce1">
            <text:p>Le nombre de sommets avec k = 8 voisins est : 1</text:p>
          </table:table-cell>
          <table:table-cell table:number-columns-repeated="16350" table:style-name="ce1"/>
        </table:table-row>
        <table:table-row table:style-name="ro1">
          <table:table-cell/>
          <table:table-cell office:value-type="string" table:style-name="ce1">
            <text:p>Le nombre de sommets avec k = 9 voisins est : 142</text:p>
          </table:table-cell>
          <table:table-cell table:number-columns-repeated="3" table:style-name="ce1"/>
          <table:table-cell office:value-type="string" table:style-name="ce1">
            <text:p>Le nombre de sommets avec k = 9 voisins est : 413</text:p>
          </table:table-cell>
          <table:table-cell table:style-name="ce1"/>
          <table:table-cell office:value-type="string" table:style-name="ce1">
            <text:p>Le nombre de sommets avec k = 9 voisins est : 708</text:p>
          </table:table-cell>
          <table:table-cell table:style-name="ce1"/>
          <table:table-cell office:value-type="string" table:style-name="ce1">
            <text:p>Le nombre de sommets avec k = 9 voisins est : 742</text:p>
          </table:table-cell>
          <table:table-cell table:number-columns-repeated="3" table:style-name="ce1"/>
          <table:table-cell office:value-type="string" table:style-name="ce1">
            <text:p>Le nombre de sommets avec k = 9 voisins est : 524</text:p>
          </table:table-cell>
          <table:table-cell table:number-columns-repeated="3" table:style-name="ce1"/>
          <table:table-cell office:value-type="string" table:style-name="ce1">
            <text:p>Le nombre de sommets avec k = 9 voisins est : 343</text:p>
          </table:table-cell>
          <table:table-cell table:number-columns-repeated="3" table:style-name="ce1"/>
          <table:table-cell office:value-type="string" table:style-name="ce1">
            <text:p>Le nombre de sommets avec k = 9 voisins est : 167</text:p>
          </table:table-cell>
          <table:table-cell table:number-columns-repeated="3" table:style-name="ce1"/>
          <table:table-cell office:value-type="string" table:style-name="ce1">
            <text:p>Le nombre de sommets avec k = 9 voisins est : 46</text:p>
          </table:table-cell>
          <table:table-cell table:number-columns-repeated="3" table:style-name="ce1"/>
          <table:table-cell office:value-type="string" table:style-name="ce1">
            <text:p>Le nombre de sommets avec k = 9 voisins est : 9</text:p>
          </table:table-cell>
          <table:table-cell table:number-columns-repeated="16354" table:style-name="ce1"/>
        </table:table-row>
        <table:table-row table:style-name="ro1">
          <table:table-cell/>
          <table:table-cell office:value-type="string" table:style-name="ce1">
            <text:p>Le nombre de sommets avec k = 10 voisins est : 149</text:p>
          </table:table-cell>
          <table:table-cell table:number-columns-repeated="3" table:style-name="ce1"/>
          <table:table-cell office:value-type="string" table:style-name="ce1">
            <text:p>Le nombre de sommets avec k = 10 voisins est : 360</text:p>
          </table:table-cell>
          <table:table-cell table:style-name="ce1"/>
          <table:table-cell office:value-type="string" table:style-name="ce1">
            <text:p>Le nombre de sommets avec k = 10 voisins est : 567</text:p>
          </table:table-cell>
          <table:table-cell table:style-name="ce1"/>
          <table:table-cell office:value-type="string" table:style-name="ce1">
            <text:p>Le nombre de sommets avec k = 10 voisins est : 513</text:p>
          </table:table-cell>
          <table:table-cell table:number-columns-repeated="3" table:style-name="ce1"/>
          <table:table-cell office:value-type="string" table:style-name="ce1">
            <text:p>Le nombre de sommets avec k = 10 voisins est : 319</text:p>
          </table:table-cell>
          <table:table-cell table:number-columns-repeated="3" table:style-name="ce1"/>
          <table:table-cell office:value-type="string" table:style-name="ce1">
            <text:p>Le nombre de sommets avec k = 10 voisins est : 225</text:p>
          </table:table-cell>
          <table:table-cell table:number-columns-repeated="3" table:style-name="ce1"/>
          <table:table-cell office:value-type="string" table:style-name="ce1">
            <text:p>Le nombre de sommets avec k = 10 voisins est : 95</text:p>
          </table:table-cell>
          <table:table-cell table:number-columns-repeated="3" table:style-name="ce1"/>
          <table:table-cell office:value-type="string" table:style-name="ce1">
            <text:p>Le nombre de sommets avec k = 10 voisins est : 13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1 voisins est : 118</text:p>
          </table:table-cell>
          <table:table-cell table:number-columns-repeated="3" table:style-name="ce1"/>
          <table:table-cell office:value-type="string" table:style-name="ce1">
            <text:p>Le nombre de sommets avec k = 11 voisins est : 318</text:p>
          </table:table-cell>
          <table:table-cell table:style-name="ce1"/>
          <table:table-cell office:value-type="string" table:style-name="ce1">
            <text:p>Le nombre de sommets avec k = 11 voisins est : 469</text:p>
          </table:table-cell>
          <table:table-cell table:style-name="ce1"/>
          <table:table-cell office:value-type="string" table:style-name="ce1">
            <text:p>Le nombre de sommets avec k = 11 voisins est : 332</text:p>
          </table:table-cell>
          <table:table-cell table:number-columns-repeated="3" table:style-name="ce1"/>
          <table:table-cell office:value-type="string" table:style-name="ce1">
            <text:p>Le nombre de sommets avec k = 11 voisins est : 260</text:p>
          </table:table-cell>
          <table:table-cell table:number-columns-repeated="3" table:style-name="ce1"/>
          <table:table-cell office:value-type="string" table:style-name="ce1">
            <text:p>Le nombre de sommets avec k = 11 voisins est : 118</text:p>
          </table:table-cell>
          <table:table-cell table:number-columns-repeated="3" table:style-name="ce1"/>
          <table:table-cell office:value-type="string" table:style-name="ce1">
            <text:p>Le nombre de sommets avec k = 11 voisins est : 61</text:p>
          </table:table-cell>
          <table:table-cell table:number-columns-repeated="3" table:style-name="ce1"/>
          <table:table-cell office:value-type="string" table:style-name="ce1">
            <text:p>Le nombre de sommets avec k = 11 voisins est : 21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2 voisins est : 101</text:p>
          </table:table-cell>
          <table:table-cell table:number-columns-repeated="3" table:style-name="ce1"/>
          <table:table-cell office:value-type="string" table:style-name="ce1">
            <text:p>Le nombre de sommets avec k = 12 voisins est : 263</text:p>
          </table:table-cell>
          <table:table-cell table:style-name="ce1"/>
          <table:table-cell office:value-type="string" table:style-name="ce1">
            <text:p>Le nombre de sommets avec k = 12 voisins est : 355</text:p>
          </table:table-cell>
          <table:table-cell table:style-name="ce1"/>
          <table:table-cell office:value-type="string" table:style-name="ce1">
            <text:p>Le nombre de sommets avec k = 12 voisins est : 260</text:p>
          </table:table-cell>
          <table:table-cell table:number-columns-repeated="3" table:style-name="ce1"/>
          <table:table-cell office:value-type="string" table:style-name="ce1">
            <text:p>Le nombre de sommets avec k = 12 voisins est : 169</text:p>
          </table:table-cell>
          <table:table-cell table:number-columns-repeated="3" table:style-name="ce1"/>
          <table:table-cell office:value-type="string" table:style-name="ce1">
            <text:p>Le nombre de sommets avec k = 12 voisins est : 83</text:p>
          </table:table-cell>
          <table:table-cell table:number-columns-repeated="3" table:style-name="ce1"/>
          <table:table-cell office:value-type="string" table:style-name="ce1">
            <text:p>Le nombre de sommets avec k = 12 voisins est : 21</text:p>
          </table:table-cell>
          <table:table-cell table:number-columns-repeated="3" table:style-name="ce1"/>
          <table:table-cell office:value-type="string" table:style-name="ce1">
            <text:p>Le nombre de sommets avec k = 12 voisins est : 6</text:p>
          </table:table-cell>
          <table:table-cell table:number-columns-repeated="16358" table:style-name="ce1"/>
        </table:table-row>
        <table:table-row table:style-name="ro1">
          <table:table-cell/>
          <table:table-cell office:value-type="string" table:style-name="ce1">
            <text:p>Le nombre de sommets avec k = 13 voisins est : 96</text:p>
          </table:table-cell>
          <table:table-cell table:number-columns-repeated="3" table:style-name="ce1"/>
          <table:table-cell office:value-type="string" table:style-name="ce1">
            <text:p>Le nombre de sommets avec k = 13 voisins est : 231</text:p>
          </table:table-cell>
          <table:table-cell table:style-name="ce1"/>
          <table:table-cell office:value-type="string" table:style-name="ce1">
            <text:p>Le nombre de sommets avec k = 13 voisins est : 238</text:p>
          </table:table-cell>
          <table:table-cell table:style-name="ce1"/>
          <table:table-cell office:value-type="string" table:style-name="ce1">
            <text:p>Le nombre de sommets avec k = 13 voisins est : 170</text:p>
          </table:table-cell>
          <table:table-cell table:number-columns-repeated="3" table:style-name="ce1"/>
          <table:table-cell office:value-type="string" table:style-name="ce1">
            <text:p>Le nombre de sommets avec k = 13 voisins est : 99</text:p>
          </table:table-cell>
          <table:table-cell table:number-columns-repeated="3" table:style-name="ce1"/>
          <table:table-cell office:value-type="string" table:style-name="ce1">
            <text:p>Le nombre de sommets avec k = 13 voisins est : 41</text:p>
          </table:table-cell>
          <table:table-cell table:number-columns-repeated="3" table:style-name="ce1"/>
          <table:table-cell office:value-type="string" table:style-name="ce1">
            <text:p>Le nombre de sommets avec k = 13 voisins est : 12</text:p>
          </table:table-cell>
          <table:table-cell table:number-columns-repeated="3" table:style-name="ce1"/>
          <table:table-cell office:value-type="string" table:style-name="ce1">
            <text:p>Le nombre de sommets avec k = 13 voisins est : 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4 voisins est : 82</text:p>
          </table:table-cell>
          <table:table-cell table:number-columns-repeated="3" table:style-name="ce1"/>
          <table:table-cell office:value-type="string" table:style-name="ce1">
            <text:p>Le nombre de sommets avec k = 14 voisins est : 178</text:p>
          </table:table-cell>
          <table:table-cell table:style-name="ce1"/>
          <table:table-cell office:value-type="string" table:style-name="ce1">
            <text:p>Le nombre de sommets avec k = 14 voisins est : 185</text:p>
          </table:table-cell>
          <table:table-cell table:style-name="ce1"/>
          <table:table-cell office:value-type="string" table:style-name="ce1">
            <text:p>Le nombre de sommets avec k = 14 voisins est : 76</text:p>
          </table:table-cell>
          <table:table-cell table:number-columns-repeated="3" table:style-name="ce1"/>
          <table:table-cell office:value-type="string" table:style-name="ce1">
            <text:p>Le nombre de sommets avec k = 14 voisins est : 52</text:p>
          </table:table-cell>
          <table:table-cell table:number-columns-repeated="3" table:style-name="ce1"/>
          <table:table-cell office:value-type="string" table:style-name="ce1">
            <text:p>Le nombre de sommets avec k = 14 voisins est : 10</text:p>
          </table:table-cell>
          <table:table-cell table:number-columns-repeated="3" table:style-name="ce1"/>
          <table:table-cell office:value-type="string" table:style-name="ce1">
            <text:p>Le nombre de sommets avec k = 14 voisins est : 3</text:p>
          </table:table-cell>
          <table:table-cell table:number-columns-repeated="3" table:style-name="ce1"/>
          <table:table-cell office:value-type="string" table:style-name="ce1">
            <text:p>Le nombre de sommets avec k = 14 voisins est : 0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5 voisins est : 82</text:p>
          </table:table-cell>
          <table:table-cell table:number-columns-repeated="3" table:style-name="ce1"/>
          <table:table-cell office:value-type="string" table:style-name="ce1">
            <text:p>Le nombre de sommets avec k = 15 voisins est : 119</text:p>
          </table:table-cell>
          <table:table-cell table:style-name="ce1"/>
          <table:table-cell office:value-type="string" table:style-name="ce1">
            <text:p>Le nombre de sommets avec k = 15 voisins est : 128</text:p>
          </table:table-cell>
          <table:table-cell table:style-name="ce1"/>
          <table:table-cell office:value-type="string" table:style-name="ce1">
            <text:p>Le nombre de sommets avec k = 15 voisins est : 47</text:p>
          </table:table-cell>
          <table:table-cell table:number-columns-repeated="3" table:style-name="ce1"/>
          <table:table-cell office:value-type="string" table:style-name="ce1">
            <text:p>Le nombre de sommets avec k = 15 voisins est : 27</text:p>
          </table:table-cell>
          <table:table-cell table:number-columns-repeated="3" table:style-name="ce1"/>
          <table:table-cell office:value-type="string" table:style-name="ce1">
            <text:p>Le nombre de sommets avec k = 15 voisins est : 3</text:p>
          </table:table-cell>
          <table:table-cell table:number-columns-repeated="3" table:style-name="ce1"/>
          <table:table-cell office:value-type="string" table:style-name="ce1">
            <text:p>Le nombre de sommets avec k = 15 voisins est : 4</text:p>
          </table:table-cell>
          <table:table-cell table:number-columns-repeated="3" table:style-name="ce1"/>
          <table:table-cell office:value-type="string" table:style-name="ce1">
            <text:p>Le nombre de sommets avec k = 15 voisins est : 2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6 voisins est : 65</text:p>
          </table:table-cell>
          <table:table-cell table:number-columns-repeated="3" table:style-name="ce1"/>
          <table:table-cell office:value-type="string" table:style-name="ce1">
            <text:p>Le nombre de sommets avec k = 16 voisins est : 114</text:p>
          </table:table-cell>
          <table:table-cell table:style-name="ce1"/>
          <table:table-cell office:value-type="string" table:style-name="ce1">
            <text:p>Le nombre de sommets avec k = 16 voisins est : 83</text:p>
          </table:table-cell>
          <table:table-cell table:style-name="ce1"/>
          <table:table-cell office:value-type="string" table:style-name="ce1">
            <text:p>Le nombre de sommets avec k = 16 voisins est : 24</text:p>
          </table:table-cell>
          <table:table-cell table:number-columns-repeated="3" table:style-name="ce1"/>
          <table:table-cell office:value-type="string" table:style-name="ce1">
            <text:p>Le nombre de sommets avec k = 16 voisins est : 17</text:p>
          </table:table-cell>
          <table:table-cell table:number-columns-repeated="3" table:style-name="ce1"/>
          <table:table-cell office:value-type="string" table:style-name="ce1">
            <text:p>Le nombre de sommets avec k = 16 voisins est : 7</text:p>
          </table:table-cell>
          <table:table-cell table:number-columns-repeated="3" table:style-name="ce1"/>
          <table:table-cell office:value-type="string" table:style-name="ce1">
            <text:p>Le nombre de sommets avec k = 16 voisins est : 2</text:p>
          </table:table-cell>
          <table:table-cell table:number-columns-repeated="3" table:style-name="ce1"/>
          <table:table-cell office:value-type="string" table:style-name="ce1">
            <text:p>Le nombre de sommets avec k = 16 voisins est : 1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1">
            <text:p>Le nombre de sommets avec k = 17 voisins est : 68</text:p>
          </table:table-cell>
          <table:table-cell table:number-columns-repeated="3" table:style-name="ce1"/>
          <table:table-cell office:value-type="string" table:style-name="ce1">
            <text:p>Le nombre de sommets avec k = 17 voisins est : 71</text:p>
          </table:table-cell>
          <table:table-cell table:style-name="ce1"/>
          <table:table-cell office:value-type="string" table:style-name="ce1">
            <text:p>Le nombre de sommets avec k = 17 voisins est : 53</text:p>
          </table:table-cell>
          <table:table-cell table:style-name="ce1"/>
          <table:table-cell office:value-type="string" table:style-name="ce1">
            <text:p>Le nombre de sommets avec k = 17 voisins est : 12</text:p>
          </table:table-cell>
          <table:table-cell table:number-columns-repeated="3" table:style-name="ce1"/>
          <table:table-cell office:value-type="string" table:style-name="ce1">
            <text:p>Le nombre de sommets avec k = 17 voisins est : 17</text:p>
          </table:table-cell>
          <table:table-cell table:number-columns-repeated="3" table:style-name="ce1"/>
          <table:table-cell office:value-type="string" table:style-name="ce1">
            <text:p>Le nombre de sommets avec k = 17 voisins est : 8</text:p>
          </table:table-cell>
          <table:table-cell table:number-columns-repeated="3" table:style-name="ce1"/>
          <table:table-cell office:value-type="string" table:style-name="ce1">
            <text:p>Le nombre de sommets avec k = 17 voisins est : 1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Le nombre de sommets avec k = 18 voisins est : 47</text:p>
          </table:table-cell>
          <table:table-cell table:number-columns-repeated="3" table:style-name="ce1"/>
          <table:table-cell office:value-type="string" table:style-name="ce1">
            <text:p>Le nombre de sommets avec k = 18 voisins est : 62</text:p>
          </table:table-cell>
          <table:table-cell table:style-name="ce1"/>
          <table:table-cell office:value-type="string" table:style-name="ce1">
            <text:p>Le nombre de sommets avec k = 18 voisins est : 41</text:p>
          </table:table-cell>
          <table:table-cell table:style-name="ce1"/>
          <table:table-cell office:value-type="string" table:style-name="ce1">
            <text:p>Le nombre de sommets avec k = 18 voisins est : 7</text:p>
          </table:table-cell>
          <table:table-cell table:number-columns-repeated="3" table:style-name="ce1"/>
          <table:table-cell office:value-type="string" table:style-name="ce1">
            <text:p>Le nombre de sommets avec k = 18 voisins est : 4</text:p>
          </table:table-cell>
          <table:table-cell table:number-columns-repeated="3" table:style-name="ce1"/>
          <table:table-cell office:value-type="string" table:style-name="ce1">
            <text:p>Le nombre de sommets avec k = 18 voisins est : 1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Le nombre de sommets avec k = 19 voisins est : 49</text:p>
          </table:table-cell>
          <table:table-cell table:number-columns-repeated="3" table:style-name="ce1"/>
          <table:table-cell office:value-type="string" table:style-name="ce1">
            <text:p>Le nombre de sommets avec k = 19 voisins est : 65</text:p>
          </table:table-cell>
          <table:table-cell table:style-name="ce1"/>
          <table:table-cell office:value-type="string" table:style-name="ce1">
            <text:p>Le nombre de sommets avec k = 19 voisins est : 22</text:p>
          </table:table-cell>
          <table:table-cell table:style-name="ce1"/>
          <table:table-cell office:value-type="string" table:style-name="ce1">
            <text:p>Le nombre de sommets avec k = 19 voisins est : 2</text:p>
          </table:table-cell>
          <table:table-cell table:number-columns-repeated="3" table:style-name="ce1"/>
          <table:table-cell office:value-type="string" table:style-name="ce1">
            <text:p>Le nombre de sommets avec k = 19 voisins est : 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Le nombre de sommets avec k = 20 voisins est : 31</text:p>
          </table:table-cell>
          <table:table-cell table:number-columns-repeated="3" table:style-name="ce1"/>
          <table:table-cell office:value-type="string" table:style-name="ce1">
            <text:p>Le nombre de sommets avec k = 20 voisins est : 25</text:p>
          </table:table-cell>
          <table:table-cell table:style-name="ce1"/>
          <table:table-cell office:value-type="string" table:style-name="ce1">
            <text:p>Le nombre de sommets avec k = 20 voisins est : 20</text:p>
          </table:table-cell>
          <table:table-cell table:style-name="ce1"/>
          <table:table-cell office:value-type="string" table:style-name="ce1">
            <text:p>Le nombre de sommets avec k = 20 voisins est : 2</text:p>
          </table:table-cell>
          <table:table-cell table:number-columns-repeated="3" table:style-name="ce1"/>
          <table:table-cell office:value-type="string" table:style-name="ce1">
            <text:p>Le nombre de sommets avec k = 20 voisins est : 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Le nombre de sommets avec k = 21 voisins est : 32</text:p>
          </table:table-cell>
          <table:table-cell table:number-columns-repeated="3" table:style-name="ce1"/>
          <table:table-cell office:value-type="string" table:style-name="ce1">
            <text:p>Le nombre de sommets avec k = 21 voisins est : 34</text:p>
          </table:table-cell>
          <table:table-cell table:style-name="ce1"/>
          <table:table-cell office:value-type="string" table:style-name="ce1">
            <text:p>Le nombre de sommets avec k = 21 voisins est : 6</text:p>
          </table:table-cell>
          <table:table-cell table:style-name="ce1"/>
          <table:table-cell office:value-type="string" table:style-name="ce1">
            <text:p>Le nombre de sommets avec k = 21 voisins est : 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e nombre de sommets avec k = 22 voisins est : 22</text:p>
          </table:table-cell>
          <table:table-cell table:number-columns-repeated="3" table:style-name="ce1"/>
          <table:table-cell office:value-type="string" table:style-name="ce1">
            <text:p>Le nombre de sommets avec k = 22 voisins est : 19</text:p>
          </table:table-cell>
          <table:table-cell table:style-name="ce1"/>
          <table:table-cell office:value-type="string" table:style-name="ce1">
            <text:p>Le nombre de sommets avec k = 22 voisins est : 6</text:p>
          </table:table-cell>
          <table:table-cell table:style-name="ce1"/>
          <table:table-cell office:value-type="string" table:style-name="ce1">
            <text:p>Le nombre de sommets avec k = 22 voisins est : 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Le nombre de sommets avec k = 23 voisins est : 12</text:p>
          </table:table-cell>
          <table:table-cell table:number-columns-repeated="3" table:style-name="ce1"/>
          <table:table-cell office:value-type="string" table:style-name="ce1">
            <text:p>Le nombre de sommets avec k = 23 voisins est : 17</text:p>
          </table:table-cell>
          <table:table-cell table:style-name="ce1"/>
          <table:table-cell office:value-type="string" table:style-name="ce1">
            <text:p>Le nombre de sommets avec k = 23 voisins est : 2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4 voisins est : 13</text:p>
          </table:table-cell>
          <table:table-cell table:number-columns-repeated="3" table:style-name="ce1"/>
          <table:table-cell office:value-type="string" table:style-name="ce1">
            <text:p>Le nombre de sommets avec k = 24 voisins est : 6</text:p>
          </table:table-cell>
          <table:table-cell table:style-name="ce1"/>
          <table:table-cell office:value-type="string" table:style-name="ce1">
            <text:p>Le nombre de sommets avec k = 24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5 voisins est : 14</text:p>
          </table:table-cell>
          <table:table-cell table:number-columns-repeated="3" table:style-name="ce1"/>
          <table:table-cell office:value-type="string" table:style-name="ce1">
            <text:p>Le nombre de sommets avec k = 25 voisins est : 11</text:p>
          </table:table-cell>
          <table:table-cell table:style-name="ce1"/>
          <table:table-cell office:value-type="string" table:style-name="ce1">
            <text:p>Le nombre de sommets avec k = 25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6 voisins est : 2</text:p>
          </table:table-cell>
          <table:table-cell table:number-columns-repeated="3" table:style-name="ce1"/>
          <table:table-cell office:value-type="string" table:style-name="ce1">
            <text:p>Le nombre de sommets avec k = 26 voisins est : 3</text:p>
          </table:table-cell>
          <table:table-cell table:style-name="ce1"/>
          <table:table-cell office:value-type="string" table:style-name="ce1">
            <text:p>Le nombre de sommets avec k = 26 voisins est : 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7 voisins est : 2</text:p>
          </table:table-cell>
          <table:table-cell table:number-columns-repeated="3" table:style-name="ce1"/>
          <table:table-cell office:value-type="string" table:style-name="ce1">
            <text:p>Le nombre de sommets avec k = 27 voisins est : 4</text:p>
          </table:table-cell>
          <table:table-cell table:style-name="ce1"/>
          <table:table-cell office:value-type="string" table:style-name="ce1">
            <text:p>Le nombre de sommets avec k = 27 voisins est : 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8 voisins est : 1</text:p>
          </table:table-cell>
          <table:table-cell table:number-columns-repeated="3" table:style-name="ce1"/>
          <table:table-cell office:value-type="string" table:style-name="ce1">
            <text:p>Le nombre de sommets avec k = 28 voisins est : 2</text:p>
          </table:table-cell>
          <table:table-cell table:style-name="ce1"/>
          <table:table-cell office:value-type="string" table:style-name="ce1">
            <text:p>Le nombre de sommets avec k = 28 voisins est : 1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Le nombre de sommets avec k = 29 voisins est : 1</text:p>
          </table:table-cell>
          <table:table-cell table:number-columns-repeated="3" table:style-name="ce1"/>
          <table:table-cell office:value-type="string" table:style-name="ce1">
            <text:p>Le nombre de sommets avec k = 29 voisins est : 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e nombre de sommets avec k = 30 voisins est : 1</text:p>
          </table:table-cell>
          <table:table-cell table:number-columns-repeated="3" table:style-name="ce1"/>
          <table:table-cell office:value-type="string" table:style-name="ce1">
            <text:p>Le nombre de sommets avec k = 30 voisins est : 1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Le nombre de sommets avec k = 31 voisins est : 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Le nombre de sommets avec k = 32 voisins est : 1</text:p>
          </table:table-cell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Dorian</meta:initial-creator>
    <dc:creator>Dorian</dc:creator>
    <meta:creation-date>2019-04-11T09:12:19Z</meta:creation-date>
    <dc:date>2019-04-11T10:48:33Z</dc:date>
    <meta:editing-duration>PT0S</meta:editing-duration>
  </office:meta>
</office:document-meta>
</file>